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8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office:value-type="string">
            <text:p>Obtained from running each separately on cluster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Model </text:p>
          </table:table-cell>
          <table:table-cell table:style-name="ce2" office:value-type="string">
            <text:p>Log-likelihood</text:p>
          </table:table-cell>
          <table:table-cell table:style-name="ce2" office:value-type="string">
            <text:p>Model df</text:p>
          </table:table-cell>
          <table:table-cell table:style-name="ce2" office:value-type="string">
            <text:p>AIC</text:p>
          </table:table-cell>
        </table:table-row>
        <table:table-row table:style-name="ro1">
          <table:table-cell office:value-type="string">
            <text:p>~1</text:p>
          </table:table-cell>
          <table:table-cell office:value-type="float" office:value="-2084.79">
            <text:p>-2084.79</text:p>
          </table:table-cell>
          <table:table-cell office:value-type="float" office:value="9">
            <text:p>9</text:p>
          </table:table-cell>
          <table:table-cell table:formula="of:= -2*[.B3]+2*[.C3]" office:value-type="float" office:value="4187.58">
            <text:p>4187.58</text:p>
          </table:table-cell>
        </table:table-row>
        <table:table-row table:style-name="ro1">
          <table:table-cell office:value-type="string">
            <text:p>~CL</text:p>
          </table:table-cell>
          <table:table-cell office:value-type="float" office:value="-2062.56">
            <text:p>-2062.56</text:p>
          </table:table-cell>
          <table:table-cell office:value-type="float" office:value="12">
            <text:p>12</text:p>
          </table:table-cell>
          <table:table-cell table:formula="of:= -2*[.B4]+2*[.C4]" office:value-type="float" office:value="4149.12">
            <text:p>4149.12</text:p>
          </table:table-cell>
        </table:table-row>
        <table:table-row table:style-name="ro1">
          <table:table-cell office:value-type="string">
            <text:p>~ NC</text:p>
          </table:table-cell>
          <table:table-cell office:value-type="float" office:value="-2049.41">
            <text:p>-2049.41</text:p>
          </table:table-cell>
          <table:table-cell office:value-type="float" office:value="18">
            <text:p>18</text:p>
          </table:table-cell>
          <table:table-cell table:formula="of:= -2*[.B5]+2*[.C5]" office:value-type="float" office:value="4134.82">
            <text:p>4134.82</text:p>
          </table:table-cell>
        </table:table-row>
        <table:table-row table:style-name="ro1">
          <table:table-cell office:value-type="string">
            <text:p>~BULK</text:p>
          </table:table-cell>
          <table:table-cell office:value-type="float" office:value="-2058.52">
            <text:p>-2058.52</text:p>
          </table:table-cell>
          <table:table-cell office:value-type="float" office:value="10">
            <text:p>10</text:p>
          </table:table-cell>
          <table:table-cell table:formula="of:= -2*[.B6]+2*[.C6]" office:value-type="float" office:value="4137.04">
            <text:p>4137.04</text:p>
          </table:table-cell>
        </table:table-row>
        <table:table-row table:style-name="ro1">
          <table:table-cell office:value-type="string">
            <text:p>~CL + NC</text:p>
          </table:table-cell>
          <table:table-cell office:value-type="float" office:value="-2027.31">
            <text:p>-2027.31</text:p>
          </table:table-cell>
          <table:table-cell office:value-type="float" office:value="21">
            <text:p>21</text:p>
          </table:table-cell>
          <table:table-cell table:formula="of:= -2*[.B7]+2*[.C7]" office:value-type="float" office:value="4096.62">
            <text:p>4096.62</text:p>
          </table:table-cell>
        </table:table-row>
        <table:table-row table:style-name="ro1">
          <table:table-cell office:value-type="string">
            <text:p>~CL + BULK</text:p>
          </table:table-cell>
          <table:table-cell office:value-type="float" office:value="-2036.2">
            <text:p>-2036.2</text:p>
          </table:table-cell>
          <table:table-cell office:value-type="float" office:value="13">
            <text:p>13</text:p>
          </table:table-cell>
          <table:table-cell table:formula="of:= -2*[.B8]+2*[.C8]" office:value-type="float" office:value="4098.4">
            <text:p>4098.4</text:p>
          </table:table-cell>
        </table:table-row>
        <table:table-row table:style-name="ro1">
          <table:table-cell office:value-type="string">
            <text:p>~NC + BULK</text:p>
          </table:table-cell>
          <table:table-cell office:value-type="float" office:value="-2039.81">
            <text:p>-2039.81</text:p>
          </table:table-cell>
          <table:table-cell office:value-type="float" office:value="19">
            <text:p>19</text:p>
          </table:table-cell>
          <table:table-cell table:formula="of:= -2*[.B9]+2*[.C9]" office:value-type="float" office:value="4117.62">
            <text:p>4117.62</text:p>
          </table:table-cell>
        </table:table-row>
        <table:table-row table:style-name="ro1">
          <table:table-cell office:value-type="string">
            <text:p>~CL + NC + BULK</text:p>
          </table:table-cell>
          <table:table-cell office:value-type="float" office:value="-2017.17">
            <text:p>-2017.17</text:p>
          </table:table-cell>
          <table:table-cell office:value-type="float" office:value="22">
            <text:p>22</text:p>
          </table:table-cell>
          <table:table-cell table:formula="of:= -2*[.B10]+2*[.C10]" office:value-type="float" office:value="4078.34">
            <text:p>4078.34</text:p>
          </table:table-cell>
        </table:table-row>
        <table:table-row table:style-name="ro1">
          <table:table-cell office:value-type="string">
            <text:p>~CL + CL^2 + NC + BULK</text:p>
          </table:table-cell>
          <table:table-cell office:value-type="float" office:value="-2016.79">
            <text:p>-2016.79</text:p>
          </table:table-cell>
          <table:table-cell office:value-type="float" office:value="25">
            <text:p>25</text:p>
          </table:table-cell>
          <table:table-cell table:formula="of:= -2*[.B11]+2*[.C11]" office:value-type="float" office:value="4083.58">
            <text:p>4083.58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toc </meta:initial-creator>
    <meta:creation-date>2015-11-07T13:44:20</meta:creation-date>
    <dc:date>2015-11-07T14:56:35</dc:date>
    <dc:creator>mintoc </dc:creator>
    <meta:editing-duration>PT1H11M9S</meta:editing-duration>
    <meta:editing-cycles>6</meta:editing-cycles>
    <meta:generator>LibreOffice/3.5$Linux_x86 LibreOffice_project/350m1$Build-2</meta:generator>
    <meta:document-statistic meta:table-count="3" meta:cell-count="41" meta:object-count="0"/>
  </office:meta>
</office:document-meta>
</file>